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2.725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0.2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355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138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06">
      <style:table-cell-properties fo:background-color="transparent" fo:border="0.002cm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706cm" fo:padding-top="0.035cm" style:vertical-align="automatic"/>
      <style:paragraph-properties fo:text-align="end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0.071cm solid #000000" style:vertical-align="automatic"/>
      <style:paragraph-properties fo:text-align="start" fo:margin-left="0.353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none" fo:border-top="non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 style:data-style-name="N106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none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bottom="0.071cm solid #000000" fo:background-color="transparent" fo:border-left="0.071cm solid #000000" fo:border-right="none" fo:border-top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automatic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ackground-color="transparent" fo:border="0.002cm solid #000000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9pt" fo:font-style="italic" style:font-size-asian="9pt" style:font-style-asian="italic" style:font-size-complex="9pt" style:font-style-complex="italic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bottom="0.071cm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padding-bottom="0.035cm" fo:padding-left="0.035cm" fo:padding-right="0.353cm" fo:padding-top="0.035cm" fo:border-right="0.002cm solid #000000" fo:border-top="0.002cm solid #000000" style:vertical-align="automatic"/>
      <style:paragraph-properties fo:text-align="end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text-align-source="fix" style:repeat-content="false" fo:border="0.071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71cm solid #000000" style:vertical-align="automatic"/>
      <style:paragraph-properties fo:text-align="end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">
      <style:table-cell-properties fo:background-color="transparent" fo:border="0.002cm solid #000000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order-bottom="0.071cm solid #000000" fo:background-color="transparent" fo:border-left="none" fo:border-right="none" fo:border-top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fo:background-color="transparent" fo:border="0.002cm solid #000000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transparent" fo:border-left="none" fo:border-right="none" fo:border-top="0.071cm solid #000000"/>
      <style:text-properties fo:font-size="9pt" style:font-size-asian="9pt" style:font-size-complex="9pt"/>
    </style:style>
    <style:style style:name="ce35" style:family="table-cell" style:parent-style-name="Default" style:data-style-name="N4">
      <style:table-cell-properties fo:background-color="transparent" fo:border="0.002cm solid #000000"/>
      <style:text-properties fo:font-size="9pt" style:font-size-asian="9pt" style:font-size-complex="9pt"/>
    </style:style>
    <style:style style:name="ce36" style:family="table-cell" style:parent-style-name="Default" style:data-style-name="N4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71cm solid #000000" style:vertical-align="automatic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106">
      <style:table-cell-properties fo:background-color="transparent" fo:border="0.002cm solid #000000" style:vertical-align="automatic"/>
      <style:text-properties fo:font-size="9pt" style:font-size-asian="9pt" style:font-size-complex="9pt"/>
    </style:style>
    <style:style style:name="ce40" style:family="table-cell" style:parent-style-name="Default" style:data-style-name="N36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71cm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0.071cm solid #000000" style:vertical-align="middle"/>
      <style:paragraph-properties fo:text-align="end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1.058cm" fo:padding-top="0.035cm" fo:border-right="0.071cm solid #000000" fo:border-top="none" style:vertical-align="middle"/>
      <style:paragraph-properties fo:text-align="end"/>
    </style:style>
    <style:style style:name="ce46" style:family="table-cell" style:parent-style-name="Default" style:data-style-name="N0">
      <style:table-cell-properties fo:border-bottom="none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0.071cm solid #000000" fo:background-color="transparent" fo:border-left="none" fo:border-right="0.071cm solid #000000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109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36">
      <style:table-cell-properties fo:background-color="transparent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  <style:style style:name="ce52" style:family="table-cell" style:parent-style-name="Default" style:data-style-name="N107">
      <style:table-cell-properties fo:border-bottom="none" fo:background-color="transparent" fo:border-left="0.071cm solid #000000" fo:border-right="none" fo:border-top="none" style:vertical-align="automatic"/>
      <style:text-properties fo:font-size="9pt" style:font-size-asian="9pt" style:font-size-complex="9pt"/>
    </style:style>
  </office:automatic-styles>
  <office:body>
    <office:spreadsheet>
      <table:calculation-settings table:case-sensitive="false" table:search-criteria-must-apply-to-whole-cell="false"/>
      <table:table table:name="Month_01" table:style-name="ta1" table:print-ranges="Month_01.A1:Month_01.H5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number-columns-spanned="3" table:number-rows-spanned="1"/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office:value-type="date" office:date-value="2011-04-01" table:number-columns-spanned="2" table:number-rows-spanned="1">
            <text:p>01-Apr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/>
          <table:table-cell table:style-name="ce24" office:value-type="string">
            <text:p>Post Code</text:p>
          </table:table-cell>
          <table:table-cell table:style-name="ce15"/>
          <table:table-cell/>
          <table:table-cell office:value-type="string">
            <text:p>Date To:</text:p>
          </table:table-cell>
          <table:table-cell table:style-name="ce39" office:value-type="date" office:date-value="2011-04-30" table:number-columns-spanned="2" table:number-rows-spanned="1">
            <text:p>30-Apr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4-30">
            <text:p>30-Apr-11</text:p>
          </table:table-cell>
          <table:table-cell table:style-name="ce4" table:formula="of:=IF([.B5]&gt;0;[.B5];&quot; &quot;)" office:value-type="string" office:string-value=" " table:number-columns-spanned="2" table:number-rows-spanned="1">
            <text:p><text:s/></text:p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2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0" table:number-columns-repeated="1007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1.B5:.D5]&gt;0;[$Month_0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1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1.B6:.D6]&gt;0;[$Month_0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1.G6]);MONTH([$Month_01.G6])+1;1)" office:value-type="date" office:date-value="2011-05-01" table:number-columns-spanned="2" table:number-rows-spanned="1">
            <text:p>01-May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1.B7]&gt;0;[$Month_0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1.D7]&gt;0;[$Month_0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5-31" table:number-columns-spanned="2" table:number-rows-spanned="1">
            <text:p>31-May-11</text:p>
          </table:table-cell>
          <table:covered-table-cell/>
          <table:table-cell table:number-columns-repeated="8"/>
          <table:table-cell table:style-name="ce50"/>
          <table:table-cell table:number-columns-repeated="1007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1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5-31">
            <text:p>31-May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3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2.B5:.D5]&gt;0;[$Month_02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2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2.B6:.D6]&gt;0;[$Month_02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2.G6]);MONTH([$Month_02.G6])+1;DAY([$Month_02.G6]))" office:value-type="date" office:date-value="2011-06-01" table:number-columns-spanned="2" table:number-rows-spanned="1">
            <text:p>01-Jun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2.B7]&gt;0;[$Month_02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2.D7]&gt;0;[$Month_02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6-30" table:number-columns-spanned="2" table:number-rows-spanned="1">
            <text:p>30-Jun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2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6-30">
            <text:p>30-Jun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4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3.B5:.D5]&gt;0;[$Month_03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3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3.B6:.D6]&gt;0;[$Month_03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3.G6]);MONTH([$Month_03.G6])+1;1)" office:value-type="date" office:date-value="2011-07-01" table:number-columns-spanned="2" table:number-rows-spanned="1">
            <text:p>01-Jul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3.B7]&gt;0;[$Month_03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3.D7]&gt;0;[$Month_03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7-31" table:number-columns-spanned="2" table:number-rows-spanned="1">
            <text:p>31-Jul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3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40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7-31">
            <text:p>31-Jul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5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4.B5:.D5]&gt;0;[$Month_04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4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4.B6:.D6]&gt;0;[$Month_04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4.G6]);MONTH([$Month_04.G6])+1;1)" office:value-type="date" office:date-value="2011-08-01" table:number-columns-spanned="2" table:number-rows-spanned="1">
            <text:p>01-Aug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4.B7]&gt;0;[$Month_04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4.D7]&gt;0;[$Month_04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8-31" table:number-columns-spanned="2" table:number-rows-spanned="1">
            <text:p>31-Aug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4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8-31">
            <text:p>31-Aug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6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5.B5:.D5]&gt;0;[$Month_05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5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5.B6:.D6]&gt;0;[$Month_05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5.G6]);MONTH([$Month_05.G6])+1;1)" office:value-type="date" office:date-value="2011-09-01" table:number-columns-spanned="2" table:number-rows-spanned="1">
            <text:p>01-Sep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5.B7]&gt;0;[$Month_05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5.D7]&gt;0;[$Month_05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09-30" table:number-columns-spanned="2" table:number-rows-spanned="1">
            <text:p>30-Sep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5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2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09-30">
            <text:p>30-Sep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7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6.B5:.D5]&gt;0;[$Month_06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6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6.B6:.D6]&gt;0;[$Month_06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6.G6]);MONTH([$Month_06.G6])+1;1)" office:value-type="date" office:date-value="2011-10-01" table:number-columns-spanned="2" table:number-rows-spanned="1">
            <text:p>01-Oct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6.B7]&gt;0;[$Month_06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6.D7]&gt;0;[$Month_06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10-31" table:number-columns-spanned="2" table:number-rows-spanned="1">
            <text:p>31-Oct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6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10-31">
            <text:p>31-Oct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8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7.B5:.D5]&gt;0;[$Month_07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7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7.B6:.D6]&gt;0;[$Month_07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7.G6]);MONTH([$Month_07.G6])+1;1)" office:value-type="date" office:date-value="2011-11-01" table:number-columns-spanned="2" table:number-rows-spanned="1">
            <text:p>01-Nov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7.B7]&gt;0;[$Month_07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7.D7]&gt;0;[$Month_07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11-30" table:number-columns-spanned="2" table:number-rows-spanned="1">
            <text:p>30-Nov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7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11-30">
            <text:p>30-Nov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09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8.B5:.D5]&gt;0;[$Month_08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8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8.B6:.D6]&gt;0;[$Month_08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8.G6]);MONTH([$Month_08.G6])+1;1)" office:value-type="date" office:date-value="2011-12-01" table:number-columns-spanned="2" table:number-rows-spanned="1">
            <text:p>01-Dec-11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8.B7]&gt;0;[$Month_08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8.D7]&gt;0;[$Month_08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1-12-31" table:number-columns-spanned="2" table:number-rows-spanned="1">
            <text:p>31-Dec-11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8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1-12-31">
            <text:p>31-Dec-11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0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09.B5:.D5]&gt;0;[$Month_09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09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09.B6:.D6]&gt;0;[$Month_09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09.G6]);MONTH([$Month_09.G6])+1;1)" office:value-type="date" office:date-value="2012-01-01" table:number-columns-spanned="2" table:number-rows-spanned="1">
            <text:p>01-Jan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09.B7]&gt;0;[$Month_09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09.D7]&gt;0;[$Month_09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1-31" table:number-columns-spanned="2" table:number-rows-spanned="1">
            <text:p>31-Jan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09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1-31">
            <text:p>31-Jan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1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0.B5:.D5]&gt;0;[$Month_10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0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0.B6:.D6]&gt;0;[$Month_10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0.G6]);MONTH([$Month_10.G6])+1;1)" office:value-type="date" office:date-value="2012-02-01" table:number-columns-spanned="2" table:number-rows-spanned="1">
            <text:p>01-Feb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0.B7]&gt;0;[$Month_10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0.D7]&gt;0;[$Month_10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2-29" table:number-columns-spanned="2" table:number-rows-spanned="1">
            <text:p>29-Feb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10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2-29">
            <text:p>29-Feb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_12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visibility="collapse" table:number-columns-repeated="4" table:default-cell-style-name="ce5"/>
        <table:table-column table:style-name="co10" table:number-columns-repeated="1011" table:default-cell-style-name="ce5"/>
        <table:table-row table:style-name="ro1">
          <table:table-cell table:style-name="ce1" office:value-type="string" table:number-columns-spanned="8" table:number-rows-spanned="1">
            <text:p>EXPENSES CLAIM FOR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3" office:value-type="string" table:number-columns-spanned="6" table:number-rows-spanned="1">
            <text:p>Enter X if vat registered leave blank if not registered or flat rate scheme</text:p>
          </table:table-cell>
          <table:covered-table-cell table:number-columns-repeated="5"/>
          <table:table-cell table:style-name="ce38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office:value-type="string">
            <text:p>Name</text:p>
          </table:table-cell>
          <table:table-cell table:style-name="ce15" table:formula="of:=IF([$Month_11.B5:.D5]&gt;0;[$Month_11.B5:.D5];&quot;&quot;)" table:number-columns-spanned="3" table:number-rows-spanned="1">
            <text:p/>
          </table:table-cell>
          <table:covered-table-cell table:number-columns-repeated="2"/>
          <table:table-cell/>
          <table:table-cell table:style-name="ce2" office:value-type="string" table:number-columns-spanned="2" table:number-rows-spanned="1">
            <text:p>Vat rate applied</text:p>
          </table:table-cell>
          <table:covered-table-cell/>
          <table:table-cell table:style-name="ce43" table:formula="of:=[$Month_11.H5]" office:value-type="float" office:value="20">
            <text:p>20.0</text:p>
          </table:table-cell>
          <table:table-cell table:number-columns-repeated="1016"/>
        </table:table-row>
        <table:table-row table:style-name="ro2">
          <table:table-cell office:value-type="string">
            <text:p>Address</text:p>
          </table:table-cell>
          <table:table-cell table:style-name="ce15" table:formula="of:=IF([$Month_11.B6:.D6]&gt;0;[$Month_11.B6:.D6];&quot;&quot;)" table:number-columns-spanned="3" table:number-rows-spanned="1">
            <text:p/>
          </table:table-cell>
          <table:covered-table-cell table:number-columns-repeated="2"/>
          <table:table-cell/>
          <table:table-cell office:value-type="string">
            <text:p>Date From:</text:p>
          </table:table-cell>
          <table:table-cell table:style-name="ce39" table:formula="of:=DATE(YEAR([$Month_11.G6]);MONTH([$Month_11.G6])+1;1)" office:value-type="date" office:date-value="2012-03-01" table:number-columns-spanned="2" table:number-rows-spanned="1">
            <text:p>01-Mar-12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6" table:formula="of:=IF([$Month_11.B7]&gt;0;[$Month_11.B7];&quot;&quot;)">
            <text:p/>
          </table:table-cell>
          <table:table-cell table:style-name="ce24" office:value-type="string">
            <text:p>Post Code</text:p>
          </table:table-cell>
          <table:table-cell table:style-name="ce15" table:formula="of:=IF([$Month_11.D7]&gt;0;[$Month_11.D7];&quot;&quot;)">
            <text:p/>
          </table:table-cell>
          <table:table-cell/>
          <table:table-cell office:value-type="string">
            <text:p>Date To:</text:p>
          </table:table-cell>
          <table:table-cell table:style-name="ce39" table:formula="of:=DATE(YEAR([.G6]);MONTH([.G6]);DAY(DATE(YEAR([.G6]);MONTH([.G6])+1;1)-1))" office:value-type="date" office:date-value="2012-03-31" table:number-columns-spanned="2" table:number-rows-spanned="1">
            <text:p>31-Mar-12</text:p>
          </table:table-cell>
          <table:covered-table-cell/>
          <table:table-cell table:number-columns-repeated="1016"/>
        </table:table-row>
        <table:table-row table:style-name="ro4">
          <table:table-cell/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6" office:value-type="string">
            <text:p>Date</text:p>
          </table:table-cell>
          <table:table-cell table:style-name="ce6" office:value-type="string">
            <text:p>Description of Expense</text:p>
          </table:table-cell>
          <table:table-cell table:style-name="ce6" office:value-type="string">
            <text:p>Destination and Purpose</text:p>
          </table:table-cell>
          <table:table-cell table:style-name="ce6" office:value-type="string">
            <text:p>Mileage</text:p>
          </table:table-cell>
          <table:table-cell table:style-name="ce6" office:value-type="string">
            <text:p>Expense Type</text:p>
          </table:table-cell>
          <table:table-cell table:style-name="ce6" office:value-type="string">
            <text:p>Total Claimed</text:p>
          </table:table-cell>
          <table:table-cell table:style-name="ce6" office:value-type="string">
            <text:p>Vat</text:p>
          </table:table-cell>
          <table:table-cell table:style-name="ce6" office:value-type="string">
            <text:p>Net Expense</text:p>
          </table:table-cell>
          <table:table-cell table:style-name="ce48"/>
          <table:table-cell table:style-name="ce48" office:value-type="string">
            <text:p>General Admin</text:p>
          </table:table-cell>
          <table:table-cell table:style-name="ce48" office:value-type="string">
            <text:p>Hotel &amp; Travel</text:p>
          </table:table-cell>
          <table:table-cell table:style-name="ce48" office:value-type="string">
            <text:p>Vehicle or Mileage</text:p>
          </table:table-cell>
          <table:table-cell table:style-name="ce48" office:value-type="string">
            <text:p>Other Expenses</text:p>
          </table:table-cell>
          <table:table-cell table:style-name="ce48"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0]&gt;0;IF([.G$3]=&quot;X&quot;;[.F10]*[.H$5]/100/(1+[.H$5]/100);&quot; &quot;);&quot; &quot;)" office:value-type="string" office:string-value=" ">
            <text:p><text:s/></text:p>
          </table:table-cell>
          <table:table-cell table:style-name="ce35" table:formula="of:=IF([.F10]&gt;0;IF([.G10]=&quot; &quot;;[.F10];[.F10]-[.G10]);&quot; &quot;)" office:value-type="string" office:string-value=" ">
            <text:p><text:s/></text:p>
          </table:table-cell>
          <table:table-cell/>
          <table:table-cell table:style-name="ce49" table:formula="of:=IF([.E10]=&quot;General Admin&quot;;[.H10];&quot; &quot;)" office:value-type="string" office:string-value=" ">
            <text:p><text:s/></text:p>
          </table:table-cell>
          <table:table-cell table:style-name="ce49" table:formula="of:=IF([.E10]=&quot;Hotel &amp; Travel&quot;;[.H10];&quot; &quot;)" office:value-type="string" office:string-value=" ">
            <text:p><text:s/></text:p>
          </table:table-cell>
          <table:table-cell table:style-name="ce49" table:formula="of:=IF([.E10]=&quot;Vehicle or Mileage&quot;;[.H10];&quot; &quot;)" office:value-type="string" office:string-value=" ">
            <text:p><text:s/></text:p>
          </table:table-cell>
          <table:table-cell table:style-name="ce49" table:formula="of:=IF([.E10]=&quot;Other Expenses&quot;;[.H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1]&gt;0;IF([.G$3]=&quot;X&quot;;[.F11]*[.H$5]/100/(1+[.H$5]/100);&quot; &quot;);&quot; &quot;)" office:value-type="string" office:string-value=" ">
            <text:p><text:s/></text:p>
          </table:table-cell>
          <table:table-cell table:style-name="ce35" table:formula="of:=IF([.F11]&gt;0;IF([.G11]=&quot; &quot;;[.F11];[.F11]-[.G11]);&quot; &quot;)" office:value-type="string" office:string-value=" ">
            <text:p><text:s/></text:p>
          </table:table-cell>
          <table:table-cell/>
          <table:table-cell table:style-name="ce49" table:formula="of:=IF([.E11]=&quot;General Admin&quot;;[.H11];&quot; &quot;)" office:value-type="string" office:string-value=" ">
            <text:p><text:s/></text:p>
          </table:table-cell>
          <table:table-cell table:style-name="ce49" table:formula="of:=IF([.E11]=&quot;Hotel &amp; Travel&quot;;[.H11];&quot; &quot;)" office:value-type="string" office:string-value=" ">
            <text:p><text:s/></text:p>
          </table:table-cell>
          <table:table-cell table:style-name="ce49" table:formula="of:=IF([.E11]=&quot;Vehicle or Mileage&quot;;[.H11];&quot; &quot;)" office:value-type="string" office:string-value=" ">
            <text:p><text:s/></text:p>
          </table:table-cell>
          <table:table-cell table:style-name="ce49" table:formula="of:=IF([.E11]=&quot;Other Expenses&quot;;[.H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2]&gt;0;IF([.G$3]=&quot;X&quot;;[.F12]*[.H$5]/100/(1+[.H$5]/100);&quot; &quot;);&quot; &quot;)" office:value-type="string" office:string-value=" ">
            <text:p><text:s/></text:p>
          </table:table-cell>
          <table:table-cell table:style-name="ce35" table:formula="of:=IF([.F12]&gt;0;IF([.G12]=&quot; &quot;;[.F12];[.F12]-[.G12]);&quot; &quot;)" office:value-type="string" office:string-value=" ">
            <text:p><text:s/></text:p>
          </table:table-cell>
          <table:table-cell/>
          <table:table-cell table:style-name="ce49" table:formula="of:=IF([.E12]=&quot;General Admin&quot;;[.H12];&quot; &quot;)" office:value-type="string" office:string-value=" ">
            <text:p><text:s/></text:p>
          </table:table-cell>
          <table:table-cell table:style-name="ce49" table:formula="of:=IF([.E12]=&quot;Hotel &amp; Travel&quot;;[.H12];&quot; &quot;)" office:value-type="string" office:string-value=" ">
            <text:p><text:s/></text:p>
          </table:table-cell>
          <table:table-cell table:style-name="ce49" table:formula="of:=IF([.E12]=&quot;Vehicle or Mileage&quot;;[.H12];&quot; &quot;)" office:value-type="string" office:string-value=" ">
            <text:p><text:s/></text:p>
          </table:table-cell>
          <table:table-cell table:style-name="ce49" table:formula="of:=IF([.E12]=&quot;Other Expenses&quot;;[.H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3]&gt;0;IF([.G$3]=&quot;X&quot;;[.F13]*[.H$5]/100/(1+[.H$5]/100);&quot; &quot;);&quot; &quot;)" office:value-type="string" office:string-value=" ">
            <text:p><text:s/></text:p>
          </table:table-cell>
          <table:table-cell table:style-name="ce35" table:formula="of:=IF([.F13]&gt;0;IF([.G13]=&quot; &quot;;[.F13];[.F13]-[.G13]);&quot; &quot;)" office:value-type="string" office:string-value=" ">
            <text:p><text:s/></text:p>
          </table:table-cell>
          <table:table-cell/>
          <table:table-cell table:style-name="ce49" table:formula="of:=IF([.E13]=&quot;General Admin&quot;;[.H13];&quot; &quot;)" office:value-type="string" office:string-value=" ">
            <text:p><text:s/></text:p>
          </table:table-cell>
          <table:table-cell table:style-name="ce49" table:formula="of:=IF([.E13]=&quot;Hotel &amp; Travel&quot;;[.H13];&quot; &quot;)" office:value-type="string" office:string-value=" ">
            <text:p><text:s/></text:p>
          </table:table-cell>
          <table:table-cell table:style-name="ce49" table:formula="of:=IF([.E13]=&quot;Vehicle or Mileage&quot;;[.H13];&quot; &quot;)" office:value-type="string" office:string-value=" ">
            <text:p><text:s/></text:p>
          </table:table-cell>
          <table:table-cell table:style-name="ce49" table:formula="of:=IF([.E13]=&quot;Other Expenses&quot;;[.H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4]&gt;0;IF([.G$3]=&quot;X&quot;;[.F14]*[.H$5]/100/(1+[.H$5]/100);&quot; &quot;);&quot; &quot;)" office:value-type="string" office:string-value=" ">
            <text:p><text:s/></text:p>
          </table:table-cell>
          <table:table-cell table:style-name="ce35" table:formula="of:=IF([.F14]&gt;0;IF([.G14]=&quot; &quot;;[.F14];[.F14]-[.G14]);&quot; &quot;)" office:value-type="string" office:string-value=" ">
            <text:p><text:s/></text:p>
          </table:table-cell>
          <table:table-cell/>
          <table:table-cell table:style-name="ce49" table:formula="of:=IF([.E14]=&quot;General Admin&quot;;[.H14];&quot; &quot;)" office:value-type="string" office:string-value=" ">
            <text:p><text:s/></text:p>
          </table:table-cell>
          <table:table-cell table:style-name="ce49" table:formula="of:=IF([.E14]=&quot;Hotel &amp; Travel&quot;;[.H14];&quot; &quot;)" office:value-type="string" office:string-value=" ">
            <text:p><text:s/></text:p>
          </table:table-cell>
          <table:table-cell table:style-name="ce49" table:formula="of:=IF([.E14]=&quot;Vehicle or Mileage&quot;;[.H14];&quot; &quot;)" office:value-type="string" office:string-value=" ">
            <text:p><text:s/></text:p>
          </table:table-cell>
          <table:table-cell table:style-name="ce49" table:formula="of:=IF([.E14]=&quot;Other Expenses&quot;;[.H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5]&gt;0;IF([.G$3]=&quot;X&quot;;[.F15]*[.H$5]/100/(1+[.H$5]/100);&quot; &quot;);&quot; &quot;)" office:value-type="string" office:string-value=" ">
            <text:p><text:s/></text:p>
          </table:table-cell>
          <table:table-cell table:style-name="ce35" table:formula="of:=IF([.F15]&gt;0;IF([.G15]=&quot; &quot;;[.F15];[.F15]-[.G15]);&quot; &quot;)" office:value-type="string" office:string-value=" ">
            <text:p><text:s/></text:p>
          </table:table-cell>
          <table:table-cell/>
          <table:table-cell table:style-name="ce49" table:formula="of:=IF([.E15]=&quot;General Admin&quot;;[.H15];&quot; &quot;)" office:value-type="string" office:string-value=" ">
            <text:p><text:s/></text:p>
          </table:table-cell>
          <table:table-cell table:style-name="ce49" table:formula="of:=IF([.E15]=&quot;Hotel &amp; Travel&quot;;[.H15];&quot; &quot;)" office:value-type="string" office:string-value=" ">
            <text:p><text:s/></text:p>
          </table:table-cell>
          <table:table-cell table:style-name="ce49" table:formula="of:=IF([.E15]=&quot;Vehicle or Mileage&quot;;[.H15];&quot; &quot;)" office:value-type="string" office:string-value=" ">
            <text:p><text:s/></text:p>
          </table:table-cell>
          <table:table-cell table:style-name="ce49" table:formula="of:=IF([.E15]=&quot;Other Expenses&quot;;[.H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6]&gt;0;IF([.G$3]=&quot;X&quot;;[.F16]*[.H$5]/100/(1+[.H$5]/100);&quot; &quot;);&quot; &quot;)" office:value-type="string" office:string-value=" ">
            <text:p><text:s/></text:p>
          </table:table-cell>
          <table:table-cell table:style-name="ce35" table:formula="of:=IF([.F16]&gt;0;IF([.G16]=&quot; &quot;;[.F16];[.F16]-[.G16]);&quot; &quot;)" office:value-type="string" office:string-value=" ">
            <text:p><text:s/></text:p>
          </table:table-cell>
          <table:table-cell/>
          <table:table-cell table:style-name="ce49" table:formula="of:=IF([.E16]=&quot;General Admin&quot;;[.H16];&quot; &quot;)" office:value-type="string" office:string-value=" ">
            <text:p><text:s/></text:p>
          </table:table-cell>
          <table:table-cell table:style-name="ce49" table:formula="of:=IF([.E16]=&quot;Hotel &amp; Travel&quot;;[.H16];&quot; &quot;)" office:value-type="string" office:string-value=" ">
            <text:p><text:s/></text:p>
          </table:table-cell>
          <table:table-cell table:style-name="ce49" table:formula="of:=IF([.E16]=&quot;Vehicle or Mileage&quot;;[.H16];&quot; &quot;)" office:value-type="string" office:string-value=" ">
            <text:p><text:s/></text:p>
          </table:table-cell>
          <table:table-cell table:style-name="ce49" table:formula="of:=IF([.E16]=&quot;Other Expenses&quot;;[.H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7]&gt;0;IF([.G$3]=&quot;X&quot;;[.F17]*[.H$5]/100/(1+[.H$5]/100);&quot; &quot;);&quot; &quot;)" office:value-type="string" office:string-value=" ">
            <text:p><text:s/></text:p>
          </table:table-cell>
          <table:table-cell table:style-name="ce35" table:formula="of:=IF([.F17]&gt;0;IF([.G17]=&quot; &quot;;[.F17];[.F17]-[.G17]);&quot; &quot;)" office:value-type="string" office:string-value=" ">
            <text:p><text:s/></text:p>
          </table:table-cell>
          <table:table-cell/>
          <table:table-cell table:style-name="ce49" table:formula="of:=IF([.E17]=&quot;General Admin&quot;;[.H17];&quot; &quot;)" office:value-type="string" office:string-value=" ">
            <text:p><text:s/></text:p>
          </table:table-cell>
          <table:table-cell table:style-name="ce49" table:formula="of:=IF([.E17]=&quot;Hotel &amp; Travel&quot;;[.H17];&quot; &quot;)" office:value-type="string" office:string-value=" ">
            <text:p><text:s/></text:p>
          </table:table-cell>
          <table:table-cell table:style-name="ce49" table:formula="of:=IF([.E17]=&quot;Vehicle or Mileage&quot;;[.H17];&quot; &quot;)" office:value-type="string" office:string-value=" ">
            <text:p><text:s/></text:p>
          </table:table-cell>
          <table:table-cell table:style-name="ce49" table:formula="of:=IF([.E17]=&quot;Other Expenses&quot;;[.H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8]&gt;0;IF([.G$3]=&quot;X&quot;;[.F18]*[.H$5]/100/(1+[.H$5]/100);&quot; &quot;);&quot; &quot;)" office:value-type="string" office:string-value=" ">
            <text:p><text:s/></text:p>
          </table:table-cell>
          <table:table-cell table:style-name="ce35" table:formula="of:=IF([.F18]&gt;0;IF([.G18]=&quot; &quot;;[.F18];[.F18]-[.G18]);&quot; &quot;)" office:value-type="string" office:string-value=" ">
            <text:p><text:s/></text:p>
          </table:table-cell>
          <table:table-cell/>
          <table:table-cell table:style-name="ce49" table:formula="of:=IF([.E18]=&quot;General Admin&quot;;[.H18];&quot; &quot;)" office:value-type="string" office:string-value=" ">
            <text:p><text:s/></text:p>
          </table:table-cell>
          <table:table-cell table:style-name="ce49" table:formula="of:=IF([.E18]=&quot;Hotel &amp; Travel&quot;;[.H18];&quot; &quot;)" office:value-type="string" office:string-value=" ">
            <text:p><text:s/></text:p>
          </table:table-cell>
          <table:table-cell table:style-name="ce49" table:formula="of:=IF([.E18]=&quot;Vehicle or Mileage&quot;;[.H18];&quot; &quot;)" office:value-type="string" office:string-value=" ">
            <text:p><text:s/></text:p>
          </table:table-cell>
          <table:table-cell table:style-name="ce49" table:formula="of:=IF([.E18]=&quot;Other Expenses&quot;;[.H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19]&gt;0;IF([.G$3]=&quot;X&quot;;[.F19]*[.H$5]/100/(1+[.H$5]/100);&quot; &quot;);&quot; &quot;)" office:value-type="string" office:string-value=" ">
            <text:p><text:s/></text:p>
          </table:table-cell>
          <table:table-cell table:style-name="ce35" table:formula="of:=IF([.F19]&gt;0;IF([.G19]=&quot; &quot;;[.F19];[.F19]-[.G19]);&quot; &quot;)" office:value-type="string" office:string-value=" ">
            <text:p><text:s/></text:p>
          </table:table-cell>
          <table:table-cell/>
          <table:table-cell table:style-name="ce49" table:formula="of:=IF([.E19]=&quot;General Admin&quot;;[.H19];&quot; &quot;)" office:value-type="string" office:string-value=" ">
            <text:p><text:s/></text:p>
          </table:table-cell>
          <table:table-cell table:style-name="ce49" table:formula="of:=IF([.E19]=&quot;Hotel &amp; Travel&quot;;[.H19];&quot; &quot;)" office:value-type="string" office:string-value=" ">
            <text:p><text:s/></text:p>
          </table:table-cell>
          <table:table-cell table:style-name="ce49" table:formula="of:=IF([.E19]=&quot;Vehicle or Mileage&quot;;[.H19];&quot; &quot;)" office:value-type="string" office:string-value=" ">
            <text:p><text:s/></text:p>
          </table:table-cell>
          <table:table-cell table:style-name="ce49" table:formula="of:=IF([.E19]=&quot;Other Expenses&quot;;[.H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0]&gt;0;IF([.G$3]=&quot;X&quot;;[.F20]*[.H$5]/100/(1+[.H$5]/100);&quot; &quot;);&quot; &quot;)" office:value-type="string" office:string-value=" ">
            <text:p><text:s/></text:p>
          </table:table-cell>
          <table:table-cell table:style-name="ce35" table:formula="of:=IF([.F20]&gt;0;IF([.G20]=&quot; &quot;;[.F20];[.F20]-[.G20]);&quot; &quot;)" office:value-type="string" office:string-value=" ">
            <text:p><text:s/></text:p>
          </table:table-cell>
          <table:table-cell/>
          <table:table-cell table:style-name="ce49" table:formula="of:=IF([.E20]=&quot;General Admin&quot;;[.H20];&quot; &quot;)" office:value-type="string" office:string-value=" ">
            <text:p><text:s/></text:p>
          </table:table-cell>
          <table:table-cell table:style-name="ce49" table:formula="of:=IF([.E20]=&quot;Hotel &amp; Travel&quot;;[.H20];&quot; &quot;)" office:value-type="string" office:string-value=" ">
            <text:p><text:s/></text:p>
          </table:table-cell>
          <table:table-cell table:style-name="ce49" table:formula="of:=IF([.E20]=&quot;Vehicle or Mileage&quot;;[.H20];&quot; &quot;)" office:value-type="string" office:string-value=" ">
            <text:p><text:s/></text:p>
          </table:table-cell>
          <table:table-cell table:style-name="ce49" table:formula="of:=IF([.E20]=&quot;Other Expenses&quot;;[.H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1]&gt;0;IF([.G$3]=&quot;X&quot;;[.F21]*[.H$5]/100/(1+[.H$5]/100);&quot; &quot;);&quot; &quot;)" office:value-type="string" office:string-value=" ">
            <text:p><text:s/></text:p>
          </table:table-cell>
          <table:table-cell table:style-name="ce35" table:formula="of:=IF([.F21]&gt;0;IF([.G21]=&quot; &quot;;[.F21];[.F21]-[.G21]);&quot; &quot;)" office:value-type="string" office:string-value=" ">
            <text:p><text:s/></text:p>
          </table:table-cell>
          <table:table-cell/>
          <table:table-cell table:style-name="ce49" table:formula="of:=IF([.E21]=&quot;General Admin&quot;;[.H21];&quot; &quot;)" office:value-type="string" office:string-value=" ">
            <text:p><text:s/></text:p>
          </table:table-cell>
          <table:table-cell table:style-name="ce49" table:formula="of:=IF([.E21]=&quot;Hotel &amp; Travel&quot;;[.H21];&quot; &quot;)" office:value-type="string" office:string-value=" ">
            <text:p><text:s/></text:p>
          </table:table-cell>
          <table:table-cell table:style-name="ce49" table:formula="of:=IF([.E21]=&quot;Vehicle or Mileage&quot;;[.H21];&quot; &quot;)" office:value-type="string" office:string-value=" ">
            <text:p><text:s/></text:p>
          </table:table-cell>
          <table:table-cell table:style-name="ce49" table:formula="of:=IF([.E21]=&quot;Other Expenses&quot;;[.H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2]&gt;0;IF([.G$3]=&quot;X&quot;;[.F22]*[.H$5]/100/(1+[.H$5]/100);&quot; &quot;);&quot; &quot;)" office:value-type="string" office:string-value=" ">
            <text:p><text:s/></text:p>
          </table:table-cell>
          <table:table-cell table:style-name="ce35" table:formula="of:=IF([.F22]&gt;0;IF([.G22]=&quot; &quot;;[.F22];[.F22]-[.G22]);&quot; &quot;)" office:value-type="string" office:string-value=" ">
            <text:p><text:s/></text:p>
          </table:table-cell>
          <table:table-cell/>
          <table:table-cell table:style-name="ce49" table:formula="of:=IF([.E22]=&quot;General Admin&quot;;[.H22];&quot; &quot;)" office:value-type="string" office:string-value=" ">
            <text:p><text:s/></text:p>
          </table:table-cell>
          <table:table-cell table:style-name="ce49" table:formula="of:=IF([.E22]=&quot;Hotel &amp; Travel&quot;;[.H22];&quot; &quot;)" office:value-type="string" office:string-value=" ">
            <text:p><text:s/></text:p>
          </table:table-cell>
          <table:table-cell table:style-name="ce49" table:formula="of:=IF([.E22]=&quot;Vehicle or Mileage&quot;;[.H22];&quot; &quot;)" office:value-type="string" office:string-value=" ">
            <text:p><text:s/></text:p>
          </table:table-cell>
          <table:table-cell table:style-name="ce49" table:formula="of:=IF([.E22]=&quot;Other Expenses&quot;;[.H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3]&gt;0;IF([.G$3]=&quot;X&quot;;[.F23]*[.H$5]/100/(1+[.H$5]/100);&quot; &quot;);&quot; &quot;)" office:value-type="string" office:string-value=" ">
            <text:p><text:s/></text:p>
          </table:table-cell>
          <table:table-cell table:style-name="ce35" table:formula="of:=IF([.F23]&gt;0;IF([.G23]=&quot; &quot;;[.F23];[.F23]-[.G23]);&quot; &quot;)" office:value-type="string" office:string-value=" ">
            <text:p><text:s/></text:p>
          </table:table-cell>
          <table:table-cell/>
          <table:table-cell table:style-name="ce49" table:formula="of:=IF([.E23]=&quot;General Admin&quot;;[.H23];&quot; &quot;)" office:value-type="string" office:string-value=" ">
            <text:p><text:s/></text:p>
          </table:table-cell>
          <table:table-cell table:style-name="ce49" table:formula="of:=IF([.E23]=&quot;Hotel &amp; Travel&quot;;[.H23];&quot; &quot;)" office:value-type="string" office:string-value=" ">
            <text:p><text:s/></text:p>
          </table:table-cell>
          <table:table-cell table:style-name="ce49" table:formula="of:=IF([.E23]=&quot;Vehicle or Mileage&quot;;[.H23];&quot; &quot;)" office:value-type="string" office:string-value=" ">
            <text:p><text:s/></text:p>
          </table:table-cell>
          <table:table-cell table:style-name="ce49" table:formula="of:=IF([.E23]=&quot;Other Expenses&quot;;[.H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4]&gt;0;IF([.G$3]=&quot;X&quot;;[.F24]*[.H$5]/100/(1+[.H$5]/100);&quot; &quot;);&quot; &quot;)" office:value-type="string" office:string-value=" ">
            <text:p><text:s/></text:p>
          </table:table-cell>
          <table:table-cell table:style-name="ce35" table:formula="of:=IF([.F24]&gt;0;IF([.G24]=&quot; &quot;;[.F24];[.F24]-[.G24]);&quot; &quot;)" office:value-type="string" office:string-value=" ">
            <text:p><text:s/></text:p>
          </table:table-cell>
          <table:table-cell/>
          <table:table-cell table:style-name="ce49" table:formula="of:=IF([.E24]=&quot;General Admin&quot;;[.H24];&quot; &quot;)" office:value-type="string" office:string-value=" ">
            <text:p><text:s/></text:p>
          </table:table-cell>
          <table:table-cell table:style-name="ce49" table:formula="of:=IF([.E24]=&quot;Hotel &amp; Travel&quot;;[.H24];&quot; &quot;)" office:value-type="string" office:string-value=" ">
            <text:p><text:s/></text:p>
          </table:table-cell>
          <table:table-cell table:style-name="ce49" table:formula="of:=IF([.E24]=&quot;Vehicle or Mileage&quot;;[.H24];&quot; &quot;)" office:value-type="string" office:string-value=" ">
            <text:p><text:s/></text:p>
          </table:table-cell>
          <table:table-cell table:style-name="ce49" table:formula="of:=IF([.E24]=&quot;Other Expenses&quot;;[.H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5]&gt;0;IF([.G$3]=&quot;X&quot;;[.F25]*[.H$5]/100/(1+[.H$5]/100);&quot; &quot;);&quot; &quot;)" office:value-type="string" office:string-value=" ">
            <text:p><text:s/></text:p>
          </table:table-cell>
          <table:table-cell table:style-name="ce35" table:formula="of:=IF([.F25]&gt;0;IF([.G25]=&quot; &quot;;[.F25];[.F25]-[.G25]);&quot; &quot;)" office:value-type="string" office:string-value=" ">
            <text:p><text:s/></text:p>
          </table:table-cell>
          <table:table-cell/>
          <table:table-cell table:style-name="ce49" table:formula="of:=IF([.E25]=&quot;General Admin&quot;;[.H25];&quot; &quot;)" office:value-type="string" office:string-value=" ">
            <text:p><text:s/></text:p>
          </table:table-cell>
          <table:table-cell table:style-name="ce49" table:formula="of:=IF([.E25]=&quot;Hotel &amp; Travel&quot;;[.H25];&quot; &quot;)" office:value-type="string" office:string-value=" ">
            <text:p><text:s/></text:p>
          </table:table-cell>
          <table:table-cell table:style-name="ce49" table:formula="of:=IF([.E25]=&quot;Vehicle or Mileage&quot;;[.H25];&quot; &quot;)" office:value-type="string" office:string-value=" ">
            <text:p><text:s/></text:p>
          </table:table-cell>
          <table:table-cell table:style-name="ce49" table:formula="of:=IF([.E25]=&quot;Other Expenses&quot;;[.H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6]&gt;0;IF([.G$3]=&quot;X&quot;;[.F26]*[.H$5]/100/(1+[.H$5]/100);&quot; &quot;);&quot; &quot;)" office:value-type="string" office:string-value=" ">
            <text:p><text:s/></text:p>
          </table:table-cell>
          <table:table-cell table:style-name="ce35" table:formula="of:=IF([.F26]&gt;0;IF([.G26]=&quot; &quot;;[.F26];[.F26]-[.G26]);&quot; &quot;)" office:value-type="string" office:string-value=" ">
            <text:p><text:s/></text:p>
          </table:table-cell>
          <table:table-cell/>
          <table:table-cell table:style-name="ce49" table:formula="of:=IF([.E26]=&quot;General Admin&quot;;[.H26];&quot; &quot;)" office:value-type="string" office:string-value=" ">
            <text:p><text:s/></text:p>
          </table:table-cell>
          <table:table-cell table:style-name="ce49" table:formula="of:=IF([.E26]=&quot;Hotel &amp; Travel&quot;;[.H26];&quot; &quot;)" office:value-type="string" office:string-value=" ">
            <text:p><text:s/></text:p>
          </table:table-cell>
          <table:table-cell table:style-name="ce49" table:formula="of:=IF([.E26]=&quot;Vehicle or Mileage&quot;;[.H26];&quot; &quot;)" office:value-type="string" office:string-value=" ">
            <text:p><text:s/></text:p>
          </table:table-cell>
          <table:table-cell table:style-name="ce49" table:formula="of:=IF([.E26]=&quot;Other Expenses&quot;;[.H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7]&gt;0;IF([.G$3]=&quot;X&quot;;[.F27]*[.H$5]/100/(1+[.H$5]/100);&quot; &quot;);&quot; &quot;)" office:value-type="string" office:string-value=" ">
            <text:p><text:s/></text:p>
          </table:table-cell>
          <table:table-cell table:style-name="ce35" table:formula="of:=IF([.F27]&gt;0;IF([.G27]=&quot; &quot;;[.F27];[.F27]-[.G27]);&quot; &quot;)" office:value-type="string" office:string-value=" ">
            <text:p><text:s/></text:p>
          </table:table-cell>
          <table:table-cell/>
          <table:table-cell table:style-name="ce49" table:formula="of:=IF([.E27]=&quot;General Admin&quot;;[.H27];&quot; &quot;)" office:value-type="string" office:string-value=" ">
            <text:p><text:s/></text:p>
          </table:table-cell>
          <table:table-cell table:style-name="ce49" table:formula="of:=IF([.E27]=&quot;Hotel &amp; Travel&quot;;[.H27];&quot; &quot;)" office:value-type="string" office:string-value=" ">
            <text:p><text:s/></text:p>
          </table:table-cell>
          <table:table-cell table:style-name="ce49" table:formula="of:=IF([.E27]=&quot;Vehicle or Mileage&quot;;[.H27];&quot; &quot;)" office:value-type="string" office:string-value=" ">
            <text:p><text:s/></text:p>
          </table:table-cell>
          <table:table-cell table:style-name="ce49" table:formula="of:=IF([.E27]=&quot;Other Expenses&quot;;[.H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8]&gt;0;IF([.G$3]=&quot;X&quot;;[.F28]*[.H$5]/100/(1+[.H$5]/100);&quot; &quot;);&quot; &quot;)" office:value-type="string" office:string-value=" ">
            <text:p><text:s/></text:p>
          </table:table-cell>
          <table:table-cell table:style-name="ce35" table:formula="of:=IF([.F28]&gt;0;IF([.G28]=&quot; &quot;;[.F28];[.F28]-[.G28]);&quot; &quot;)" office:value-type="string" office:string-value=" ">
            <text:p><text:s/></text:p>
          </table:table-cell>
          <table:table-cell/>
          <table:table-cell table:style-name="ce49" table:formula="of:=IF([.E28]=&quot;General Admin&quot;;[.H28];&quot; &quot;)" office:value-type="string" office:string-value=" ">
            <text:p><text:s/></text:p>
          </table:table-cell>
          <table:table-cell table:style-name="ce49" table:formula="of:=IF([.E28]=&quot;Hotel &amp; Travel&quot;;[.H28];&quot; &quot;)" office:value-type="string" office:string-value=" ">
            <text:p><text:s/></text:p>
          </table:table-cell>
          <table:table-cell table:style-name="ce49" table:formula="of:=IF([.E28]=&quot;Vehicle or Mileage&quot;;[.H28];&quot; &quot;)" office:value-type="string" office:string-value=" ">
            <text:p><text:s/></text:p>
          </table:table-cell>
          <table:table-cell table:style-name="ce49" table:formula="of:=IF([.E28]=&quot;Other Expenses&quot;;[.H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7" table:number-columns-repeated="2"/>
          <table:table-cell table:style-name="ce29"/>
          <table:table-cell table:style-name="ce32"/>
          <table:table-cell table:style-name="ce35"/>
          <table:table-cell table:style-name="ce35" table:formula="of:=IF([.F29]&gt;0;IF([.G$3]=&quot;X&quot;;[.F29]*[.H$5]/100/(1+[.H$5]/100);&quot; &quot;);&quot; &quot;)" office:value-type="string" office:string-value=" ">
            <text:p><text:s/></text:p>
          </table:table-cell>
          <table:table-cell table:style-name="ce35" table:formula="of:=IF([.F29]&gt;0;IF([.G29]=&quot; &quot;;[.F29];[.F29]-[.G29]);&quot; &quot;)" office:value-type="string" office:string-value=" ">
            <text:p><text:s/></text:p>
          </table:table-cell>
          <table:table-cell/>
          <table:table-cell table:style-name="ce49" table:formula="of:=IF([.E29]=&quot;General Admin&quot;;[.H29];&quot; &quot;)" office:value-type="string" office:string-value=" ">
            <text:p><text:s/></text:p>
          </table:table-cell>
          <table:table-cell table:style-name="ce49" table:formula="of:=IF([.E29]=&quot;Hotel &amp; Travel&quot;;[.H29];&quot; &quot;)" office:value-type="string" office:string-value=" ">
            <text:p><text:s/></text:p>
          </table:table-cell>
          <table:table-cell table:style-name="ce49" table:formula="of:=IF([.E29]=&quot;Vehicle or Mileage&quot;;[.H29];&quot; &quot;)" office:value-type="string" office:string-value=" ">
            <text:p><text:s/></text:p>
          </table:table-cell>
          <table:table-cell table:style-name="ce49" table:formula="of:=IF([.E29]=&quot;Other Expenses&quot;;[.H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/>
          <table:table-cell table:style-name="ce18" table:formula="of:=&quot;Mileage Claim @ &quot; &amp; TEXT([.C30]*100;0) &amp; &quot;p&quot;" office:value-type="string" office:string-value="Mileage Claim @ 45p">
            <text:p>Mileage Claim @ 45p</text:p>
          </table:table-cell>
          <table:table-cell table:style-name="ce25" table:formula="of:=[$Month_11.C30]" office:value-type="float" office:value="0.45">
            <text:p>0.45</text:p>
          </table:table-cell>
          <table:table-cell table:style-name="ce29" table:formula="of:=SUM([.D10:.D29])" office:value-type="float" office:value="0">
            <text:p>0</text:p>
          </table:table-cell>
          <table:table-cell table:style-name="ce32" office:value-type="string">
            <text:p>Vehicle or Mileage</text:p>
          </table:table-cell>
          <table:table-cell table:style-name="ce35" table:formula="of:=IF([.D30]&gt;0;[.D30]*[.C30];&quot; &quot;)" office:value-type="string" office:string-value=" ">
            <text:p><text:s/></text:p>
          </table:table-cell>
          <table:table-cell table:style-name="ce35"/>
          <table:table-cell table:style-name="ce35" table:formula="of:=IF([.D30]&gt;0;[.F30]-[.G30];&quot; &quot;)" office:value-type="string" office:string-value=" ">
            <text:p><text:s/></text:p>
          </table:table-cell>
          <table:table-cell/>
          <table:table-cell table:style-name="ce49" table:formula="of:=IF([.E30]=&quot;General Admin&quot;;[.H30];&quot; &quot;)" office:value-type="string" office:string-value=" ">
            <text:p><text:s/></text:p>
          </table:table-cell>
          <table:table-cell table:style-name="ce49" table:formula="of:=IF([.E30]=&quot;Hotel &amp; Travel&quot;;[.H30];&quot; &quot;)" office:value-type="string" office:string-value=" ">
            <text:p><text:s/></text:p>
          </table:table-cell>
          <table:table-cell table:style-name="ce49" table:formula="of:=IF([.E30]=&quot;Vehicle or Mileage&quot;;[.H30];&quot; &quot;)" office:value-type="string" office:string-value=" ">
            <text:p><text:s/></text:p>
          </table:table-cell>
          <table:table-cell table:style-name="ce49" table:formula="of:=IF([.E30]=&quot;Other Expenses&quot;;[.H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35" table:formula="of:=SUM([.F10:.F30])" office:value-type="float" office:value="0">
            <text:p>0.00</text:p>
          </table:table-cell>
          <table:table-cell table:style-name="ce35" table:formula="of:=SUM([.G10:.G30])" office:value-type="float" office:value="0">
            <text:p>0.00</text:p>
          </table:table-cell>
          <table:table-cell table:style-name="ce35" table:formula="of:=SUM([.H10:.H30])" office:value-type="float" office:value="0">
            <text:p>0.00</text:p>
          </table:table-cell>
          <table:table-cell/>
          <table:table-cell table:style-name="ce35" table:formula="of:=SUM([.J10:.J30])" office:value-type="float" office:value="0">
            <text:p>0.00</text:p>
          </table:table-cell>
          <table:table-cell table:style-name="ce35" table:formula="of:=SUM([.K10:.K30])" office:value-type="float" office:value="0">
            <text:p>0.00</text:p>
          </table:table-cell>
          <table:table-cell table:style-name="ce35" table:formula="of:=SUM([.L10:.L30])" office:value-type="float" office:value="0">
            <text:p>0.00</text:p>
          </table:table-cell>
          <table:table-cell table:style-name="ce35" table:formula="of:=SUM([.M10:.M30])" office:value-type="float" office:value="0">
            <text:p>0.00</text:p>
          </table:table-cell>
          <table:table-cell table:number-columns-repeated="1011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table:number-columns-spanned="2" table:number-rows-spanned="1">
            <text:p>TOTAL AMOUNT PAYABLE</text:p>
          </table:table-cell>
          <table:covered-table-cell/>
          <table:table-cell table:style-name="ce33" office:value-type="string">
            <text:p>£ </text:p>
          </table:table-cell>
          <table:table-cell table:style-name="ce36" table:formula="of:=[.F31]" office:value-type="float" office:value="0">
            <text:p>0.00</text:p>
          </table:table-cell>
          <table:table-cell table:style-name="ce51" table:number-columns-spanned="2" table:number-rows-spanned="1"/>
          <table:covered-table-cell/>
          <table:table-cell table:number-columns-repeated="1016"/>
        </table:table-row>
        <table:table-row table:style-name="ro4">
          <table:table-cell table:style-name="ce4"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8" office:value-type="string" table:number-columns-spanned="7" table:number-rows-spanned="1">
            <text:p>I confirm the amount claimed has been incurred solely on business and does not include travel expenses from 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8" office:value-type="string" table:number-columns-spanned="7" table:number-rows-spanned="1">
            <text:p>home to normal place of work, personal or third party expenses</text:p>
          </table:table-cell>
          <table:covered-table-cell table:number-columns-repeated="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gned</text:p>
          </table:table-cell>
          <table:table-cell table:style-name="ce4" office:value-type="string" table:number-columns-spanned="2" table:number-rows-spanned="1">
            <text:p>…………………………………………………………….</text:p>
          </table:table-cell>
          <table:covered-table-cell/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style-name="ce9" office:value-type="string" table:number-columns-spanned="2" table:number-rows-spanned="1">
            <text:p>Payment Authorised By</text:p>
          </table:table-cell>
          <table:covered-table-cell/>
          <table:table-cell office:value-type="string">
            <text:p>…………………………</text:p>
          </table:table-cell>
          <table:table-cell table:style-name="ce2" office:value-type="string">
            <text:p>Date</text:p>
          </table:table-cell>
          <table:table-cell table:style-name="ce4" office:value-type="string" table:number-columns-spanned="2" table:number-rows-spanned="1">
            <text:p>…………………………….</text:p>
          </table:table-cell>
          <table:covered-table-cell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10" office:value-type="string">
            <text:p>OFFICE USE: Accounting Summary</text:p>
          </table:table-cell>
          <table:table-cell table:style-name="ce20"/>
          <table:table-cell table:style-name="ce27" office:value-type="string">
            <text:p>Reference</text:p>
          </table:table-cell>
          <table:table-cell table:style-name="ce30" office:value-type="string">
            <text:p>Exp01</text:p>
          </table:table-cell>
          <table:table-cell table:style-name="ce34" table:number-columns-repeated="2"/>
          <table:table-cell table:style-name="ce41" office:value-type="string" table:number-columns-spanned="1" table:number-rows-spanned="2">
            <text:p>Entry Code Letter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11"/>
          <table:table-cell table:style-name="ce21"/>
          <table:table-cell table:number-columns-repeated="4"/>
          <table:covered-table-cell/>
          <table:table-cell table:style-name="ce45"/>
          <table:table-cell table:number-columns-repeated="1016"/>
        </table:table-row>
        <table:table-row table:style-name="ro2">
          <table:table-cell table:style-name="ce12" table:formula="of:=IF([.G7]&gt;0;[.G7];&quot; &quot;)" office:value-type="date" office:date-value="2012-03-31">
            <text:p>31-Mar-12</text:p>
          </table:table-cell>
          <table:table-cell table:style-name="ce4" table:formula="of:=IF([.B5]&gt;0;[.B5];&quot; &quot;)" table:number-columns-spanned="2" table:number-rows-spanned="1">
            <text:p/>
          </table:table-cell>
          <table:covered-table-cell/>
          <table:table-cell office:value-type="string">
            <text:p>Total Purchases</text:p>
          </table:table-cell>
          <table:table-cell/>
          <table:table-cell table:style-name="ce37" table:formula="of:=IF([.F31]&gt;0;[.F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Vat Input</text:p>
          </table:table-cell>
          <table:table-cell/>
          <table:table-cell table:style-name="ce37" table:formula="of:=IF([.G31]&gt;0;[.G31];&quot; &quot;)" office:value-type="string" office:string-value=" ">
            <text:p><text:s/></text:p>
          </table:table-cell>
          <table:table-cell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office:value-type="string">
            <text:p>Expense analysis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General Admin</text:p>
          </table:table-cell>
          <table:covered-table-cell/>
          <table:table-cell table:style-name="ce37" table:formula="of:=IF([.J31]&gt;0;[.J31];&quot; &quot;)" office:value-type="string" office:string-value=" ">
            <text:p><text:s/></text:p>
          </table:table-cell>
          <table:table-cell table:style-name="ce2" office:value-type="string">
            <text:p>G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number-columns-repeated="2"/>
          <table:table-cell table:style-name="ce4" office:value-type="string" table:number-columns-spanned="2" table:number-rows-spanned="1">
            <text:p>Hotel &amp; Travel</text:p>
          </table:table-cell>
          <table:covered-table-cell/>
          <table:table-cell table:style-name="ce37" table:formula="of:=IF([.K31]&gt;0;[.K31];&quot; &quot;)" office:value-type="string" office:string-value=" ">
            <text:p><text:s/></text:p>
          </table:table-cell>
          <table:table-cell table:style-name="ce2" office:value-type="string">
            <text:p>H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/>
          <table:table-cell table:style-name="ce28"/>
          <table:table-cell table:style-name="ce4" office:value-type="string" table:number-columns-spanned="2" table:number-rows-spanned="1">
            <text:p>Vehicle or Mileage</text:p>
          </table:table-cell>
          <table:covered-table-cell/>
          <table:table-cell table:style-name="ce37" table:formula="of:=IF([.L31]&gt;0;[.L31];&quot; &quot;)" office:value-type="string" office:string-value=" ">
            <text:p><text:s/></text:p>
          </table:table-cell>
          <table:table-cell table:style-name="ce2" office:value-type="string">
            <text:p>V</text:p>
          </table:table-cell>
          <table:table-cell table:style-name="ce46"/>
          <table:table-cell table:number-columns-repeated="1016"/>
        </table:table-row>
        <table:table-row table:style-name="ro2">
          <table:table-cell table:style-name="ce13"/>
          <table:table-cell table:style-name="ce22" office:value-type="string" table:number-columns-spanned="1" table:number-rows-spanned="2">
            <text:p>Manual analysis required of Other Expenses for accounts</text:p>
          </table:table-cell>
          <table:table-cell table:style-name="ce28"/>
          <table:table-cell table:style-name="ce4" office:value-type="string" table:number-columns-spanned="2" table:number-rows-spanned="1">
            <text:p>Other Expenses</text:p>
          </table:table-cell>
          <table:covered-table-cell/>
          <table:table-cell table:style-name="ce37" table:formula="of:=IF([.M31]&gt;0;[.M31];&quot; &quot;)" office:value-type="string" office:string-value=" ">
            <text:p><text:s/></text:p>
          </table:table-cell>
          <table:table-cell table:style-name="ce42" office:value-type="string" table:number-columns-spanned="2" table:number-rows-spanned="1">
            <text:p>To be allocated manually</text:p>
          </table:table-cell>
          <table:covered-table-cell/>
          <table:table-cell table:number-columns-repeated="1016"/>
        </table:table-row>
        <table:table-row table:style-name="ro2">
          <table:table-cell table:style-name="ce13"/>
          <table:covered-table-cell/>
          <table:table-cell table:style-name="ce28"/>
          <table:table-cell table:style-name="ce4" table:number-columns-repeated="2"/>
          <table:table-cell table:style-name="ce37"/>
          <table:table-cell/>
          <table:table-cell table:style-name="ce46"/>
          <table:table-cell table:number-columns-repeated="1016"/>
        </table:table-row>
        <table:table-row table:style-name="ro2">
          <table:table-cell table:style-name="ce14"/>
          <table:table-cell table:style-name="ce23" table:number-columns-repeated="2"/>
          <table:table-cell table:style-name="ce31" table:number-columns-repeated="4"/>
          <table:table-cell table:style-name="ce47"/>
          <table:table-cell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day number:style="long"/>
      <number:text>-</number:text>
      <number:month number:textual="true"/>
    </number:date-style>
    <number:number-style style:name="N108">
      <number:number number:decimal-places="2" number:min-integer-digits="1"/>
      <number:text> </number:text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cm" fo:margin-bottom="0.3cm" fo:margin-left="0cm" fo:margin-right="0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/01/2014</text:date>, <text:time>12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Terry</meta:initial-creator>
    <meta:creation-date>2008-11-16T13:05:06Z</meta:creation-date>
    <dc:date>2014-01-11T12:25:09.65</dc:date>
    <meta:print-date>2008-12-17T15:51:17Z</meta:print-date>
    <meta:editing-duration>PT38S</meta:editing-duration>
    <meta:editing-cycles>1</meta:editing-cycles>
    <meta:document-statistic meta:table-count="12" meta:cell-count="2927" meta:object-count="0"/>
  </office:meta>
</office:document-meta>
</file>